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02in"/>
    </style:style>
    <style:style style:name="co2" style:family="table-column">
      <style:table-column-properties fo:break-before="auto" style:column-width="1.6909in"/>
    </style:style>
    <style:style style:name="co3" style:family="table-column">
      <style:table-column-properties fo:break-before="auto" style:column-width="0.9756in"/>
    </style:style>
    <style:style style:name="co4" style:family="table-column">
      <style:table-column-properties fo:break-before="auto" style:column-width="1.2453in"/>
    </style:style>
    <style:style style:name="co5" style:family="table-column">
      <style:table-column-properties fo:break-before="auto" style:column-width="0.8272in"/>
    </style:style>
    <style:style style:name="co6" style:family="table-column">
      <style:table-column-properties fo:break-before="auto" style:column-width="0.9661in"/>
    </style:style>
    <style:style style:name="co7" style:family="table-column">
      <style:table-column-properties fo:break-before="auto" style:column-width="1.0264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border-bottom="0.0008in solid #000000" fo:background-color="#00cc33" fo:border-left="0.0008in solid #000000" fo:border-right="none" fo:border-top="0.0008in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99ff99" fo:border="0.0008in solid #000000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99ff99" fo:border-left="0.0008in solid #000000" fo:border-right="0.0008in solid #000000" fo:border-top="none" style:vertical-align="middle"/>
    </style:style>
    <style:style style:name="ce5" style:family="table-cell" style:parent-style-name="Default">
      <style:table-cell-properties fo:border-bottom="0.0008in solid #000000" fo:background-color="#99ff99" fo:border-left="0.0008in solid #000000" fo:border-right="0.0008in solid #000000" fo:border-top="none" style:vertical-align="middle"/>
    </style:style>
    <style:style style:name="ce6" style:family="table-cell" style:parent-style-name="Default">
      <style:table-cell-properties fo:border-bottom="none" fo:background-color="#ffff00" fo:border-left="0.0008in solid #000000" fo:border-right="none" fo:border-top="0.0008in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ff66" fo:border="0.0008in solid #000000" style:vertical-align="middl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ffff66" fo:border-left="0.0008in solid #000000" fo:border-right="none" fo:border-top="none" style:vertical-align="middle"/>
    </style:style>
    <style:style style:name="ce9" style:family="table-cell" style:parent-style-name="Default">
      <style:table-cell-properties fo:border-bottom="0.0008in solid #000000" fo:background-color="#ffff66" fo:border-left="0.0008in solid #000000" fo:border-right="none" fo:border-top="none" style:vertical-align="middle"/>
    </style:style>
    <style:style style:name="ce10" style:family="table-cell" style:parent-style-name="Default">
      <style:table-cell-properties fo:border-bottom="none" fo:background-color="#ff0000" fo:border-left="0.0008in solid #000000" fo:border-right="none" fo:border-top="0.0008in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none" fo:background-color="#ff9999" fo:border-left="0.0008in solid #000000" fo:border-right="0.0008in solid #000000" fo:border-top="0.0008in solid #000000" style:vertical-align="middl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ff9999" fo:border-left="0.0008in solid #000000" fo:border-right="0.0008in solid #000000" fo:border-top="none" style:vertical-align="middle"/>
    </style:style>
    <style:style style:name="ce13" style:family="table-cell" style:parent-style-name="Default">
      <style:table-cell-properties fo:border-bottom="0.0008in solid #000000" fo:background-color="#ff9999" fo:border-left="0.0008in solid #000000" fo:border-right="0.0008in solid #000000" fo:border-top="none" style:vertical-align="middle"/>
    </style:style>
    <style:style style:name="ce14" style:family="table-cell" style:parent-style-name="Default">
      <style:table-cell-properties fo:border-bottom="none" fo:background-color="#ff33ff" fo:border-left="0.0008in solid #000000" fo:border-right="none" fo:border-top="0.0008in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0.0008in solid #000000" fo:background-color="#ff99ff" fo:border-left="0.0008in solid #000000" fo:border-right="none" fo:border-top="0.0008in solid #000000" style:vertical-align="middl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#ff99ff" fo:border-left="0.0008in solid #000000" fo:border-right="none" fo:border-top="none" style:vertical-align="middle"/>
    </style:style>
    <style:style style:name="ce17" style:family="table-cell" style:parent-style-name="Default">
      <style:table-cell-properties fo:border-bottom="0.0008in solid #000000" fo:background-color="#ff99ff" fo:border-left="0.0008in solid #000000" fo:border-right="none" fo:border-top="none" style:vertical-align="middle"/>
    </style:style>
    <style:style style:name="ce18" style:family="table-cell" style:parent-style-name="Default">
      <style:table-cell-properties fo:border-bottom="0.0008in solid #000000" fo:background-color="#ff66ff" fo:border-left="0.0008in solid #000000" fo:border-right="none" fo:border-top="0.0008in solid #000000" style:vertical-align="middl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ff66ff" fo:border-left="0.0008in solid #000000" fo:border-right="none" fo:border-top="none" style:vertical-align="middle"/>
    </style:style>
    <style:style style:name="ce20" style:family="table-cell" style:parent-style-name="Default">
      <style:table-cell-properties fo:border-bottom="0.0008in solid #000000" fo:background-color="#ff66ff" fo:border-left="0.0008in solid #000000" fo:border-right="none" fo:border-top="none" style:vertical-align="middle"/>
    </style:style>
    <style:style style:name="ce21" style:family="table-cell" style:parent-style-name="Default">
      <style:table-cell-properties fo:border-bottom="0.0008in solid #000000" fo:background-color="#00cc33" fo:border-left="none" fo:border-right="none" fo:border-top="0.0008in solid #000000" style:vertical-align="middle"/>
    </style:style>
    <style:style style:name="ce22" style:family="table-cell" style:parent-style-name="Default">
      <style:table-cell-properties fo:background-color="#66ff66" fo:border="0.0008in solid #000000" style:vertical-align="middle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ackground-color="#66ff66" fo:border-left="0.0008in solid #000000" fo:border-right="0.0008in solid #000000" fo:border-top="none" style:vertical-align="middle"/>
    </style:style>
    <style:style style:name="ce24" style:family="table-cell" style:parent-style-name="Default">
      <style:table-cell-properties fo:border-bottom="0.0008in solid #000000" fo:background-color="#66ff66" fo:border-left="0.0008in solid #000000" fo:border-right="0.0008in solid #000000" fo:border-top="none" style:vertical-align="middle"/>
    </style:style>
    <style:style style:name="ce25" style:family="table-cell" style:parent-style-name="Default">
      <style:table-cell-properties fo:border-bottom="none" fo:background-color="#ffff00" fo:border-left="none" fo:border-right="none" fo:border-top="0.0008in solid #000000" style:vertical-align="middle"/>
    </style:style>
    <style:style style:name="ce26" style:family="table-cell" style:parent-style-name="Default">
      <style:table-cell-properties fo:background-color="#ffff99" fo:border="0.0008in solid #000000" style:vertical-align="middle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ff99" fo:border="none" style:vertical-align="middle"/>
    </style:style>
    <style:style style:name="ce28" style:family="table-cell" style:parent-style-name="Default">
      <style:table-cell-properties fo:border-bottom="0.0008in solid #000000" fo:background-color="#ffff99" fo:border-left="none" fo:border-right="none" fo:border-top="none" style:vertical-align="middle"/>
    </style:style>
    <style:style style:name="ce29" style:family="table-cell" style:parent-style-name="Default">
      <style:table-cell-properties fo:border-bottom="none" fo:background-color="#ff0000" fo:border-left="none" fo:border-right="none" fo:border-top="0.0008in solid #000000" style:vertical-align="middle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#ff6666" fo:border-left="0.0008in solid #000000" fo:border-right="0.0008in solid #000000" fo:border-top="0.0008in solid #000000" style:vertical-align="middle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ff6666" fo:border-left="0.0008in solid #000000" fo:border-right="0.0008in solid #000000" fo:border-top="none" style:vertical-align="middle"/>
    </style:style>
    <style:style style:name="ce32" style:family="table-cell" style:parent-style-name="Default">
      <style:table-cell-properties fo:border-bottom="0.0008in solid #000000" fo:background-color="#ff6666" fo:border-left="0.0008in solid #000000" fo:border-right="0.0008in solid #000000" fo:border-top="none" style:vertical-align="middle"/>
    </style:style>
    <style:style style:name="ce33" style:family="table-cell" style:parent-style-name="Default">
      <style:table-cell-properties fo:border-bottom="none" fo:background-color="#ff33ff" fo:border-left="none" fo:border-right="none" fo:border-top="0.0008in solid #000000" style:vertical-align="middle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0008in solid #000000" fo:background-color="#ff66ff" fo:border-left="none" fo:border-right="none" fo:border-top="0.0008in solid #000000" style:vertical-align="middle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66ff" style:vertical-align="middle"/>
    </style:style>
    <style:style style:name="ce36" style:family="table-cell" style:parent-style-name="Default">
      <style:table-cell-properties fo:border-bottom="0.0008in solid #000000" fo:background-color="#ff66ff" fo:border-left="none" fo:border-right="none" fo:border-top="none" style:vertical-align="middle"/>
    </style:style>
    <style:style style:name="ce37" style:family="table-cell" style:parent-style-name="Default">
      <style:table-cell-properties fo:border-bottom="0.0008in solid #000000" fo:background-color="#ff99ff" fo:border-left="none" fo:border-right="none" fo:border-top="0.0008in solid #000000" style:vertical-align="middle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99ff" style:vertical-align="middle"/>
    </style:style>
    <style:style style:name="ce39" style:family="table-cell" style:parent-style-name="Default">
      <style:table-cell-properties fo:border-bottom="0.0008in solid #000000" fo:background-color="#ff99ff" fo:border-left="none" fo:border-right="none" fo:border-top="none" style:vertical-align="middle"/>
    </style:style>
    <style:style style:name="ce40" style:family="table-cell" style:parent-style-name="Default">
      <style:table-cell-properties fo:border-bottom="0.0008in solid #000000" fo:background-color="#00cc33" fo:border-left="none" fo:border-right="0.0008in solid #000000" fo:border-top="0.0008in solid #000000" style:vertical-align="middle"/>
    </style:style>
    <style:style style:name="ce41" style:family="table-cell" style:parent-style-name="Default">
      <style:table-cell-properties fo:background-color="#ffff66" fo:border="none" style:vertical-align="middle"/>
    </style:style>
    <style:style style:name="ce42" style:family="table-cell" style:parent-style-name="Default">
      <style:table-cell-properties fo:border-bottom="0.0008in solid #000000" fo:background-color="#ffff66" fo:border-left="none" fo:border-right="none" fo:border-top="none" style:vertical-align="middle"/>
    </style:style>
    <style:style style:name="ce43" style:family="table-cell" style:parent-style-name="Default">
      <style:table-cell-properties fo:border-bottom="none" fo:background-color="#ff33ff" fo:border-left="none" fo:border-right="0.0008in solid #000000" fo:border-top="0.0008in solid #000000" style:vertical-align="middle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0.0008in solid #000000" fo:background-color="#ff99ff" fo:border-left="none" fo:border-right="0.0008in solid #000000" fo:border-top="0.0008in solid #000000" style:vertical-align="middle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none" fo:background-color="#ff99ff" fo:border-left="none" fo:border-right="0.0008in solid #000000" fo:border-top="none" style:vertical-align="middle"/>
    </style:style>
    <style:style style:name="ce46" style:family="table-cell" style:parent-style-name="Default">
      <style:table-cell-properties fo:border-bottom="0.0008in solid #000000" fo:background-color="#ff99ff" fo:border-left="none" fo:border-right="0.0008in solid #000000" fo:border-top="none" style:vertical-align="middle"/>
    </style:style>
    <style:style style:name="ce47" style:family="table-cell" style:parent-style-name="Default">
      <style:table-cell-properties fo:border-bottom="0.0008in solid #000000" fo:background-color="#ff66ff" fo:border-left="none" fo:border-right="0.0008in solid #000000" fo:border-top="0.0008in solid #000000" style:vertical-align="middle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none" fo:background-color="#ff66ff" fo:border-left="none" fo:border-right="0.0008in solid #000000" fo:border-top="none" style:vertical-align="middle"/>
    </style:style>
    <style:style style:name="ce49" style:family="table-cell" style:parent-style-name="Default">
      <style:table-cell-properties fo:border-bottom="0.0008in solid #000000" fo:background-color="#ff66ff" fo:border-left="none" fo:border-right="0.0008in solid #000000" fo:border-top="none" style:vertical-align="middle"/>
    </style:style>
    <style:style style:name="ce50" style:family="table-cell" style:parent-style-name="Default">
      <style:table-cell-properties fo:border-bottom="none" fo:background-color="#ff0000" fo:border-left="none" fo:border-right="0.0008in solid #000000" fo:border-top="0.0008in solid #000000" style:vertical-align="middle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none" fo:background-color="#ffff00" fo:border-left="none" fo:border-right="0.0008in solid #000000" fo:border-top="0.0008in solid #000000" style:vertical-align="middle"/>
    </style:style>
    <style:style style:name="ce52" style:family="table-cell" style:parent-style-name="Default">
      <style:table-cell-properties fo:border-bottom="none" fo:background-color="#ffff99" fo:border-left="none" fo:border-right="0.0008in solid #000000" fo:border-top="none" style:vertical-align="middle"/>
    </style:style>
    <style:style style:name="ce53" style:family="table-cell" style:parent-style-name="Default">
      <style:table-cell-properties fo:border-bottom="0.0008in solid #000000" fo:background-color="#ffff99" fo:border-left="none" fo:border-right="0.0008in solid #000000" fo:border-top="none" style:vertical-align="middl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row table:style-name="ro1">
          <table:table-cell/>
          <table:table-cell table:style-name="Default" table:number-columns-repeated="6"/>
        </table:table-row>
        <table:table-row table:style-name="ro2">
          <table:table-cell/>
          <table:table-cell office:value-type="string">
            <text:p>FK - foreign key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2" office:value-type="string">
            <text:p>dishes</text:p>
          </table:table-cell>
          <table:table-cell table:style-name="ce21"/>
          <table:table-cell table:style-name="ce40"/>
          <table:table-cell table:number-columns-repeated="3"/>
        </table:table-row>
        <table:table-row table:style-name="ro2">
          <table:table-cell/>
          <table:table-cell table:style-name="ce3" office:value-type="string">
            <text:p>id</text:p>
          </table:table-cell>
          <table:table-cell table:style-name="ce22" office:value-type="string">
            <text:p>name</text:p>
          </table:table-cell>
          <table:table-cell table:style-name="ce3" office:value-type="string">
            <text:p>quantity</text:p>
          </table:table-cell>
          <table:table-cell table:number-columns-repeated="3"/>
        </table:table-row>
        <table:table-row table:style-name="ro2">
          <table:table-cell/>
          <table:table-cell table:style-name="ce4" office:value-type="string">
            <text:p>int</text:p>
          </table:table-cell>
          <table:table-cell table:style-name="ce23" office:value-type="string">
            <text:p>text</text:p>
          </table:table-cell>
          <table:table-cell table:style-name="ce4" office:value-type="string">
            <text:p>numeric(4,1)</text:p>
          </table:table-cell>
          <table:table-cell table:number-columns-repeated="3"/>
        </table:table-row>
        <table:table-row table:style-name="ro2">
          <table:table-cell/>
          <table:table-cell table:style-name="ce4" office:value-type="string">
            <text:p>primary key</text:p>
          </table:table-cell>
          <table:table-cell table:style-name="ce23"/>
          <table:table-cell table:style-name="ce4"/>
          <table:table-cell table:number-columns-repeated="3"/>
        </table:table-row>
        <table:table-row table:style-name="ro2">
          <table:table-cell/>
          <table:table-cell table:style-name="ce5" office:value-type="string">
            <text:p>FK of recipes.dish_id</text:p>
          </table:table-cell>
          <table:table-cell table:style-name="ce24"/>
          <table:table-cell table:style-name="ce5"/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6" office:value-type="string">
            <text:p>ingredients</text:p>
          </table:table-cell>
          <table:table-cell table:style-name="ce25" table:number-columns-repeated="4"/>
          <table:table-cell table:style-name="ce51"/>
        </table:table-row>
        <table:table-row table:style-name="ro2">
          <table:table-cell/>
          <table:table-cell table:style-name="ce7" office:value-type="string">
            <text:p>id</text:p>
          </table:table-cell>
          <table:table-cell table:style-name="ce26" office:value-type="string">
            <text:p>name</text:p>
          </table:table-cell>
          <table:table-cell table:style-name="ce7" office:value-type="string">
            <text:p>unit</text:p>
          </table:table-cell>
          <table:table-cell table:style-name="ce26" office:value-type="string">
            <text:p>amount</text:p>
          </table:table-cell>
          <table:table-cell table:style-name="ce7" office:value-type="string">
            <text:p>pantry_id</text:p>
          </table:table-cell>
          <table:table-cell table:style-name="ce26" office:value-type="string">
            <text:p>store_id</text:p>
          </table:table-cell>
        </table:table-row>
        <table:table-row table:style-name="ro2">
          <table:table-cell/>
          <table:table-cell table:style-name="ce8" office:value-type="string">
            <text:p>int</text:p>
          </table:table-cell>
          <table:table-cell table:style-name="ce27" office:value-type="string">
            <text:p>text</text:p>
          </table:table-cell>
          <table:table-cell table:style-name="ce41" office:value-type="string">
            <text:p>text</text:p>
          </table:table-cell>
          <table:table-cell table:style-name="ce27" office:value-type="string">
            <text:p>numeric(5,2)</text:p>
          </table:table-cell>
          <table:table-cell table:style-name="ce41" office:value-type="string">
            <text:p>int</text:p>
          </table:table-cell>
          <table:table-cell table:style-name="ce52" office:value-type="string">
            <text:p>int</text:p>
          </table:table-cell>
        </table:table-row>
        <table:table-row table:style-name="ro2">
          <table:table-cell/>
          <table:table-cell table:style-name="ce8" office:value-type="string">
            <text:p>primary key</text:p>
          </table:table-cell>
          <table:table-cell table:style-name="ce27"/>
          <table:table-cell table:style-name="ce41"/>
          <table:table-cell table:style-name="ce27"/>
          <table:table-cell table:style-name="ce41" office:value-type="string">
            <text:p>FK to pantry.id</text:p>
          </table:table-cell>
          <table:table-cell table:style-name="ce52" office:value-type="string">
            <text:p>FK to shaws.id</text:p>
          </table:table-cell>
        </table:table-row>
        <table:table-row table:style-name="ro2">
          <table:table-cell/>
          <table:table-cell table:style-name="ce9" office:value-type="string">
            <text:p>FK of recipes.ingredient_id</text:p>
          </table:table-cell>
          <table:table-cell table:style-name="ce28"/>
          <table:table-cell table:style-name="ce42"/>
          <table:table-cell table:style-name="ce28"/>
          <table:table-cell table:style-name="ce42"/>
          <table:table-cell table:style-name="ce53"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10" office:value-type="string">
            <text:p>recipes</text:p>
          </table:table-cell>
          <table:table-cell table:style-name="ce29" table:number-columns-repeated="2"/>
          <table:table-cell table:style-name="ce50"/>
          <table:table-cell table:number-columns-repeated="2"/>
        </table:table-row>
        <table:table-row table:style-name="ro2">
          <table:table-cell/>
          <table:table-cell table:style-name="ce11" office:value-type="string">
            <text:p>id</text:p>
          </table:table-cell>
          <table:table-cell table:style-name="ce30" office:value-type="string">
            <text:p>dish_id</text:p>
          </table:table-cell>
          <table:table-cell table:style-name="ce11" office:value-type="string">
            <text:p>ingredient_id</text:p>
          </table:table-cell>
          <table:table-cell table:style-name="ce30" office:value-type="string">
            <text:p>quantity</text:p>
          </table:table-cell>
          <table:table-cell table:number-columns-repeated="2"/>
        </table:table-row>
        <table:table-row table:style-name="ro2">
          <table:table-cell/>
          <table:table-cell table:style-name="ce12" office:value-type="string">
            <text:p>int</text:p>
          </table:table-cell>
          <table:table-cell table:style-name="ce31" office:value-type="string">
            <text:p>int</text:p>
          </table:table-cell>
          <table:table-cell table:style-name="ce12" office:value-type="string">
            <text:p>int</text:p>
          </table:table-cell>
          <table:table-cell table:style-name="ce31" office:value-type="string">
            <text:p>numeric(6,3)</text:p>
          </table:table-cell>
          <table:table-cell table:number-columns-repeated="2"/>
        </table:table-row>
        <table:table-row table:style-name="ro2">
          <table:table-cell/>
          <table:table-cell table:style-name="ce13" office:value-type="string">
            <text:p>PK</text:p>
          </table:table-cell>
          <table:table-cell table:style-name="ce32" office:value-type="string">
            <text:p>FK to dishes.id</text:p>
          </table:table-cell>
          <table:table-cell table:style-name="ce13" office:value-type="string">
            <text:p>FK to ingredients.id</text:p>
          </table:table-cell>
          <table:table-cell table:style-name="ce32"/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14" office:value-type="string">
            <text:p>pantry</text:p>
          </table:table-cell>
          <table:table-cell table:style-name="ce33"/>
          <table:table-cell table:style-name="ce43"/>
          <table:table-cell table:number-columns-repeated="3"/>
        </table:table-row>
        <table:table-row table:style-name="ro2">
          <table:table-cell/>
          <table:table-cell table:style-name="ce15" office:value-type="string">
            <text:p>id</text:p>
          </table:table-cell>
          <table:table-cell table:style-name="ce34" office:value-type="string">
            <text:p>sequence</text:p>
          </table:table-cell>
          <table:table-cell table:style-name="ce44" office:value-type="string">
            <text:p>description</text:p>
          </table:table-cell>
          <table:table-cell table:number-columns-repeated="3"/>
        </table:table-row>
        <table:table-row table:style-name="ro2">
          <table:table-cell/>
          <table:table-cell table:style-name="ce16" office:value-type="string">
            <text:p>int</text:p>
          </table:table-cell>
          <table:table-cell table:style-name="ce35" office:value-type="string">
            <text:p>int</text:p>
          </table:table-cell>
          <table:table-cell table:style-name="ce45" office:value-type="string">
            <text:p>text</text:p>
          </table:table-cell>
          <table:table-cell table:number-columns-repeated="3"/>
        </table:table-row>
        <table:table-row table:style-name="ro2">
          <table:table-cell/>
          <table:table-cell table:style-name="ce16" office:value-type="string">
            <text:p>PK</text:p>
          </table:table-cell>
          <table:table-cell table:style-name="ce35"/>
          <table:table-cell table:style-name="ce45"/>
          <table:table-cell table:number-columns-repeated="3"/>
        </table:table-row>
        <table:table-row table:style-name="ro2">
          <table:table-cell/>
          <table:table-cell table:style-name="ce17" office:value-type="string">
            <text:p>FK of ingredients.pantry_id</text:p>
          </table:table-cell>
          <table:table-cell table:style-name="ce36"/>
          <table:table-cell table:style-name="ce46"/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14" office:value-type="string">
            <text:p>store</text:p>
          </table:table-cell>
          <table:table-cell table:style-name="ce33"/>
          <table:table-cell table:style-name="ce43"/>
          <table:table-cell table:number-columns-repeated="3"/>
        </table:table-row>
        <table:table-row table:style-name="ro2">
          <table:table-cell/>
          <table:table-cell table:style-name="ce18" office:value-type="string">
            <text:p>id</text:p>
          </table:table-cell>
          <table:table-cell table:style-name="ce37" office:value-type="string">
            <text:p>sequence</text:p>
          </table:table-cell>
          <table:table-cell table:style-name="ce47" office:value-type="string">
            <text:p>description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>
            <text:p>int</text:p>
          </table:table-cell>
          <table:table-cell table:style-name="ce38" office:value-type="string">
            <text:p>int</text:p>
          </table:table-cell>
          <table:table-cell table:style-name="ce48" office:value-type="string">
            <text:p>text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>
            <text:p>PK</text:p>
          </table:table-cell>
          <table:table-cell table:style-name="ce38"/>
          <table:table-cell table:style-name="ce48"/>
          <table:table-cell table:number-columns-repeated="3"/>
        </table:table-row>
        <table:table-row table:style-name="ro2">
          <table:table-cell/>
          <table:table-cell table:style-name="ce20" office:value-type="string">
            <text:p>FK of ingredients.store_id</text:p>
          </table:table-cell>
          <table:table-cell table:style-name="ce39"/>
          <table:table-cell table:style-name="ce49"/>
          <table:table-cell table:number-columns-repeated="3"/>
        </table:table-row>
        <table:table-row table:style-name="ro2">
          <table:table-cell/>
          <table:table-cell table:style-name="Default"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0">05/20/2022</text:date>, <text:time>09:27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othy Fleck</meta:initial-creator>
    <meta:creation-date>2021-07-09T10:10:28</meta:creation-date>
    <dc:date>2022-05-20T09:27:33</dc:date>
    <dc:creator>Timothy Fleck</dc:creator>
    <meta:editing-duration>P6DT17H1M25S</meta:editing-duration>
    <meta:editing-cycles>51</meta:editing-cycles>
    <meta:generator>OpenOffice/4.1.11$Unix OpenOffice.org_project/4111m1$Build-9808</meta:generator>
    <meta:document-statistic meta:table-count="1" meta:cell-count="57" meta:object-count="0"/>
  </office:meta>
</office:document-meta>
</file>